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5400000131501EB900.svm" manifest:media-type=""/>
  <manifest:file-entry manifest:full-path="Pictures/200000010000010F000000F2CD2953B9.svm" manifest:media-type=""/>
  <manifest:file-entry manifest:full-path="Pictures/20000001000000D400000103D65A644B.svm" manifest:media-type=""/>
  <manifest:file-entry manifest:full-path="Pictures/20000001000000FE0000010314D69F58.svm" manifest:media-type=""/>
  <manifest:file-entry manifest:full-path="Pictures/20000001000000BB000000E5B89C68BD.svm" manifest:media-type=""/>
  <manifest:file-entry manifest:full-path="Pictures/20000001000000C3000000A1D578F1D8.svm" manifest:media-type=""/>
  <manifest:file-entry manifest:full-path="Pictures/20000002000000300000004280D1A9FA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TexMathsArgs="14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4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TexMathsArgs="14§display§V_{S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text-properties style:font-name="XB Tabriz" fo:font-size="12pt" style:font-size-asian="12pt" style:font-name-complex="XB Tabriz" style:font-size-complex="12pt"/>
    </style:style>
    <style:style style:name="P5" style:family="paragraph">
      <style:text-properties style:font-name="Jameel Noori Nastaleeq"/>
    </style:style>
    <style:style style:name="P6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style:style style:name="T2" style:family="text">
      <style:text-properties style:font-name="XB Tabriz" fo:font-size="12pt" style:font-size-asian="12pt" style:font-name-complex="XB Tabriz" style:font-size-complex="12pt"/>
    </style:style>
    <style:style style:name="T3" style:family="text">
      <style:text-properties style:font-name="Jameel Noori Nastaleeq" fo:font-size="12pt" style:font-size-asian="12pt" style:font-size-complex="12pt"/>
    </style:style>
    <style:style style:name="T4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2.327cm" svg:x="1.724cm" svg:y="1.841cm">
          <draw:image xlink:href="Pictures/20000002000000300000004280D1A9FA.eps" xlink:type="simple" xlink:show="embed" xlink:actuate="onLoad">
            <text:p/>
          </draw:image>
        </draw:frame>
        <draw:custom-shape draw:style-name="gr2" draw:text-style-name="P1" draw:layer="layout" svg:width="2.523cm" svg:height="2.009cm" svg:x="7.257cm" svg:y="1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5cm" svg:height="0.603cm" svg:x="7.821cm" svg:y="1.7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5cm" svg:height="0.592cm" svg:x="7.821cm" svg:y="3.1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0.845cm" svg:height="0.061cm" svg:x="8.096cm" svg:y="1.705cm">
          <draw:glue-point draw:id="4" svg:x="2.994cm" svg:y="-5.245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45cm" svg:height="0.061cm" svg:x="8.096cm" svg:y="3.7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0.071cm" svg:height="0.519cm" svg:x="9.783cm" svg:y="2.511cm">
          <draw:glue-point draw:id="4" svg:x="2.816cm" svg:y="-3.41cm"/>
          <draw:glue-point draw:id="5" svg:x="3.661cm" svg:y="-1.31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0.071cm" svg:height="0.519cm" svg:x="7.183cm" svg:y="2.511cm">
          <draw:glue-point draw:id="4" svg:x="-5.211cm" svg:y="-1.907cm"/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0.272cm" svg:height="0.224cm" svg:x="8.379cm" svg:y="1.957cm">
          <draw:image xlink:href="Pictures/20000001000000C3000000A1D578F1D8.svm" xlink:type="simple" xlink:show="embed" xlink:actuate="onLoad">
            <text:p/>
          </draw:image>
        </draw:frame>
        <draw:frame draw:style-name="gr5" draw:text-style-name="P1" draw:layer="layout" svg:width="0.26cm" svg:height="0.319cm" svg:x="8.381cm" svg:y="2.569cm">
          <draw:image xlink:href="Pictures/20000001000000BB000000E5B89C68BD.svm" xlink:type="simple" xlink:show="embed" xlink:actuate="onLoad">
            <text:p/>
          </draw:image>
        </draw:frame>
        <draw:frame draw:style-name="gr6" draw:text-style-name="P3" xml:id="id1" draw:id="id1" draw:layer="layout" svg:width="1.455cm" svg:height="0.848cm" svg:x="10.601cm" svg:y="0.304cm">
          <draw:text-box>
            <text:p text:style-name="P2"><text:span text:style-name="T1">دھاتی جوڑ</text:span></text:p>
          </draw:text-box>
        </draw:frame>
        <draw:frame draw:style-name="gr6" draw:text-style-name="P4" draw:layer="layout" svg:width="0.879cm" svg:height="0.916cm" svg:x="7.646cm" svg:y="2.253cm">
          <draw:text-box>
            <text:p><text:span text:style-name="T2">راہ</text:span></text:p>
          </draw:text-box>
        </draw:frame>
        <draw:connector draw:style-name="gr7" draw:text-style-name="P1" draw:layer="layout" draw:type="curve" svg:x1="10.601cm" svg:y1="0.728cm" svg:x2="9.837cm" svg:y2="2.594cm" draw:start-shape="id1" draw:start-glue-point="3" draw:end-shape="id2" draw:end-glue-point="4" svg:d="M10601 728c-750 0-500 1103-374 1103 127 0 385 763-390 763" svg:viewBox="0 0 765 1867">
          <text:p/>
        </draw:connector>
        <draw:connector draw:style-name="gr7" draw:text-style-name="P1" draw:layer="layout" draw:type="curve" svg:x1="10.601cm" svg:y1="0.728cm" svg:x2="8.77cm" svg:y2="1.705cm" draw:start-shape="id1" draw:end-shape="id3" draw:end-glue-point="4" svg:d="M10601 728c-1221 0-1831 325-1831 977" svg:viewBox="0 0 1832 978">
          <text:p/>
        </draw:connector>
        <draw:frame draw:style-name="gr6" draw:text-style-name="P3" xml:id="id4" draw:id="id4" draw:layer="layout" svg:width="1.018cm" svg:height="0.848cm" svg:x="6.843cm" svg:y="0.287cm">
          <draw:text-box>
            <text:p text:style-name="P2"><text:span text:style-name="T1">گیٹ</text:span></text:p>
          </draw:text-box>
        </draw:frame>
        <draw:frame draw:style-name="gr6" draw:text-style-name="P3" xml:id="id5" draw:id="id5" draw:layer="layout" svg:width="1.061cm" svg:height="0.848cm" svg:x="4.924cm" svg:y="1.484cm">
          <draw:text-box>
            <text:p text:style-name="P2"><text:span text:style-name="T1">ڈرین</text:span></text:p>
          </draw:text-box>
        </draw:frame>
        <draw:frame draw:style-name="gr6" draw:text-style-name="P3" draw:layer="layout" svg:width="1.201cm" svg:height="0.848cm" svg:x="11.115cm" svg:y="2.072cm">
          <draw:text-box>
            <text:p text:style-name="P2"><text:span text:style-name="T1">سورس</text:span></text:p>
          </draw:text-box>
        </draw:frame>
        <draw:frame draw:style-name="gr8" draw:text-style-name="P1" draw:layer="layout" svg:width="0.354cm" svg:height="0.361cm" svg:x="6.617cm" svg:y="0.471cm">
          <draw:image xlink:href="Pictures/20000001000000FE0000010314D69F58.svm" xlink:type="simple" xlink:show="embed" xlink:actuate="onLoad">
            <text:p/>
          </draw:image>
        </draw:frame>
        <draw:connector draw:style-name="gr7" draw:text-style-name="P1" draw:layer="layout" draw:type="curve" svg:x1="7.861cm" svg:y1="0.711cm" svg:x2="8.518cm" svg:y2="1.705cm" draw:start-shape="id4" draw:start-glue-point="1" draw:end-shape="id3" draw:end-glue-point="0" svg:d="M7861 711c438 0 657 331 657 994" svg:viewBox="0 0 658 995">
          <text:p/>
        </draw:connector>
        <draw:frame draw:style-name="gr8" draw:text-style-name="P1" draw:layer="layout" svg:width="0.354cm" svg:height="0.361cm" svg:x="1.214cm" svg:y="2.875cm">
          <draw:image xlink:href="Pictures/20000001000000FE0000010314D69F58.svm" xlink:type="simple" xlink:show="embed" xlink:actuate="onLoad">
            <text:p/>
          </draw:image>
        </draw:frame>
        <draw:frame draw:style-name="gr9" draw:text-style-name="P1" draw:layer="layout" svg:width="0.295cm" svg:height="0.361cm" svg:x="3.203cm" svg:y="1.635cm">
          <draw:image xlink:href="Pictures/20000001000000D400000103D65A644B.svm" xlink:type="simple" xlink:show="embed" xlink:actuate="onLoad">
            <text:p/>
          </draw:image>
        </draw:frame>
        <draw:frame draw:style-name="gr10" draw:text-style-name="P1" draw:layer="layout" svg:width="0.378cm" svg:height="0.337cm" svg:x="3.203cm" svg:y="4.157cm">
          <draw:image xlink:href="Pictures/200000010000010F000000F2CD2953B9.svm" xlink:type="simple" xlink:show="embed" xlink:actuate="onLoad">
            <text:p/>
          </draw:image>
        </draw:frame>
        <draw:line draw:style-name="gr11" draw:text-style-name="P1" draw:layer="layout" svg:x1="8.667cm" svg:y1="4.824cm" svg:x2="8.667cm" svg:y2="5.529cm">
          <text:p/>
        </draw:line>
        <draw:line draw:style-name="gr11" draw:text-style-name="P1" draw:layer="layout" svg:x1="8.534cm" svg:y1="5.331cm" svg:x2="8.534cm" svg:y2="5.034cm">
          <text:p/>
        </draw:line>
        <draw:line draw:style-name="gr12" draw:text-style-name="P1" draw:layer="layout" svg:x1="9.831cm" svg:y1="2.794cm" svg:x2="10.821cm" svg:y2="2.794cm">
          <text:p/>
        </draw:line>
        <draw:line draw:style-name="gr12" draw:text-style-name="P1" draw:layer="layout" svg:x1="10.822cm" svg:y1="5.184cm" svg:x2="10.822cm" svg:y2="2.794cm">
          <text:p/>
        </draw:line>
        <draw:line draw:style-name="gr12" draw:text-style-name="P1" draw:layer="layout" svg:x1="8.658cm" svg:y1="5.183cm" svg:x2="10.827cm" svg:y2="5.183cm">
          <text:p/>
        </draw:line>
        <draw:line draw:style-name="gr12" draw:text-style-name="P1" draw:layer="layout" svg:x1="6.381cm" svg:y1="2.763cm" svg:x2="7.178cm" svg:y2="2.763cm">
          <text:p/>
        </draw:line>
        <draw:line draw:style-name="gr12" draw:text-style-name="P1" draw:layer="layout" svg:x1="6.382cm" svg:y1="5.187cm" svg:x2="6.382cm" svg:y2="2.762cm">
          <text:p/>
        </draw:line>
        <draw:line draw:style-name="gr12" draw:text-style-name="P1" draw:layer="layout" svg:x1="6.381cm" svg:y1="5.187cm" svg:x2="8.531cm" svg:y2="5.187cm">
          <text:p/>
        </draw:line>
        <draw:connector draw:style-name="gr7" draw:text-style-name="P1" draw:layer="layout" draw:type="curve" svg:x1="5.985cm" svg:y1="1.908cm" svg:x2="7.183cm" svg:y2="2.672cm" draw:start-shape="id5" draw:start-glue-point="1" draw:end-shape="id6" draw:end-glue-point="4" svg:d="M5985 1908c897 0 298 764 1198 764" svg:viewBox="0 0 1199 765">
          <text:p/>
        </draw:connector>
        <draw:connector draw:style-name="gr7" draw:text-style-name="P1" draw:layer="layout" draw:type="curve" svg:x1="10.94cm" svg:y1="2.521cm" svg:x2="9.843cm" svg:y2="2.703cm" draw:start-shape="id7" draw:start-glue-point="3" draw:end-shape="id2" draw:end-glue-point="5" svg:d="M10940 2521c-814 0-266 182-1097 182" svg:viewBox="0 0 1098 183">
          <text:p/>
        </draw:connector>
        <draw:line draw:style-name="gr12" draw:text-style-name="P1" draw:layer="layout" svg:x1="8.557cm" svg:y1="3.848cm" svg:x2="8.557cm" svg:y2="4.381cm">
          <text:p/>
        </draw:line>
        <draw:line draw:style-name="gr12" draw:text-style-name="P1" draw:layer="layout" svg:x1="8.557cm" svg:y1="4.378cm" svg:x2="6.381cm" svg:y2="4.378cm">
          <text:p/>
        </draw:line>
        <draw:custom-shape draw:style-name="gr13" draw:text-style-name="P1" draw:layer="layout" svg:width="0.055cm" svg:height="0.055cm" svg:x="6.354cm" svg:y="4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0.833cm" svg:height="0.426cm" svg:x="8.078cm" svg:y="5.542cm">
          <draw:image xlink:href="Pictures/200000010000025400000131501EB900.svm" xlink:type="simple" xlink:show="embed" xlink:actuate="onLoad">
            <text:p/>
          </draw:image>
        </draw:frame>
        <draw:frame draw:style-name="gr9" draw:text-style-name="P1" xml:id="id7" draw:id="id7" draw:layer="layout" svg:width="0.295cm" svg:height="0.361cm" svg:x="10.94cm" svg:y="2.341cm">
          <draw:image xlink:href="Pictures/20000001000000D400000103D65A644B.svm" xlink:type="simple" xlink:show="embed" xlink:actuate="onLoad">
            <text:p/>
          </draw:image>
        </draw:frame>
        <draw:frame draw:style-name="gr10" draw:text-style-name="P1" draw:layer="layout" svg:width="0.378cm" svg:height="0.337cm" svg:x="4.654cm" svg:y="1.824cm">
          <draw:image xlink:href="Pictures/200000010000010F000000F2CD2953B9.svm" xlink:type="simple" xlink:show="embed" xlink:actuate="onLoad">
            <text:p/>
          </draw:image>
        </draw:frame>
        <draw:frame draw:style-name="gr4" draw:text-style-name="P1" draw:layer="layout" svg:width="0.272cm" svg:height="0.224cm" svg:x="8.379cm" svg:y="3.356cm">
          <draw:image xlink:href="Pictures/20000001000000C3000000A1D578F1D8.svm" xlink:type="simple" xlink:show="embed" xlink:actuate="onLoad">
            <text:p/>
          </draw:image>
        </draw:frame>
        <draw:frame draw:style-name="gr6" draw:text-style-name="P6" draw:layer="layout" svg:width="1.132cm" svg:height="0.916cm" svg:x="1.266cm" svg:y="5.028cm">
          <draw:text-box>
            <text:p text:style-name="P5"><text:span text:style-name="T3">(</text:span><text:span text:style-name="T4">ب</text:span><text:span text:style-name="T3">)</text:span></text:p>
          </draw:text-box>
        </draw:frame>
        <draw:frame draw:style-name="gr6" draw:text-style-name="P6" draw:layer="layout" svg:width="0.869cm" svg:height="0.916cm" svg:x="11.396cm" svg:y="5.028cm">
          <draw:text-box>
            <text:p text:style-name="P5"><text:span text:style-name="T3">(</text:span><text:span text:style-name="T4">ا</text:span><text:span text:style-name="T3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 LibreOffice_project/420m0$Build-2</meta:generator>
    <dc:date>2017-03-28T17:14:10.438833682</dc:date>
    <meta:editing-duration>PT1H14M59S</meta:editing-duration>
    <meta:editing-cycles>14</meta:editing-cycles>
    <meta:document-statistic meta:object-count="41"/>
  </office:meta>
</office:document-meta>
</file>